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background-color="#fffff2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f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97cm" fo:border-left="1pt dotted #000000" fo:border-right="none" fo:border-top="none" fo:border-bottom="1pt dotted #000000"/>
    </style:style>
    <style:style style:name="Table1.C25" style:family="table-cell">
      <style:table-cell-properties fo:padding="0.097cm" fo:border-left="1pt dotted #000000" fo:border-right="1pt dotted #000000" fo:border-top="none" fo:border-bottom="1pt dotted #000000"/>
    </style:style>
    <style:style style:name="P1" style:family="paragraph" style:parent-style-name="Standard">
      <style:paragraph-properties fo:line-height="100%"/>
      <style:text-properties fo:color="#720909" style:font-name="Liberation Serif1" fo:font-weight="normal" officeooo:rsid="001bd04b" officeooo:paragraph-rsid="0026e6a8" style:font-weight-asian="normal" style:font-weight-complex="normal"/>
    </style:style>
    <style:style style:name="P2" style:family="paragraph" style:parent-style-name="Standard">
      <style:paragraph-properties fo:line-height="100%"/>
      <style:text-properties fo:color="#720909" style:font-name="Liberation Serif1" fo:font-weight="normal" officeooo:rsid="001bd04b" officeooo:paragraph-rsid="0026e6a8" fo:background-color="transparent" style:font-weight-asian="normal" style:font-weight-complex="normal"/>
    </style:style>
    <style:style style:name="P3" style:family="paragraph" style:parent-style-name="Standard">
      <style:paragraph-properties fo:line-height="100%"/>
    </style:style>
    <style:style style:name="P4" style:family="paragraph" style:parent-style-name="Table_20_Contents">
      <style:paragraph-properties fo:line-height="100%"/>
      <style:text-properties fo:color="#000000" fo:font-size="12pt" fo:font-weight="bold" officeooo:rsid="00204c5e" officeooo:paragraph-rsid="00204c5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00%"/>
      <style:text-properties fo:color="#000000" fo:font-size="12pt" fo:font-weight="bold" officeooo:rsid="001dbf3f" officeooo:paragraph-rsid="001dbf3f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00%"/>
      <style:text-properties fo:color="#000000" fo:font-size="12pt" fo:font-weight="bold" officeooo:rsid="00243682" officeooo:paragraph-rsid="00243682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00%"/>
      <style:text-properties fo:color="#000000" fo:font-size="12pt" fo:font-weight="bold" officeooo:rsid="001c228d" officeooo:paragraph-rsid="001c228d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/>
      <style:text-properties fo:color="#000000" fo:font-size="12pt" fo:font-weight="normal" officeooo:rsid="00204c5e" officeooo:paragraph-rsid="002704b1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line-height="100%"/>
      <style:text-properties fo:color="#0000cc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10" style:family="paragraph" style:parent-style-name="Table_20_Contents">
      <style:paragraph-properties fo:line-height="100%"/>
      <style:text-properties fo:color="#027b06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line-height="100%"/>
      <style:text-properties fo:color="#027b06" officeooo:rsid="001dbf3f" officeooo:paragraph-rsid="001dbf3f"/>
    </style:style>
    <style:style style:name="P12" style:family="paragraph" style:parent-style-name="Table_20_Contents">
      <style:paragraph-properties fo:line-height="100%"/>
      <style:text-properties fo:color="#027b06" officeooo:rsid="001ef36e" officeooo:paragraph-rsid="001ef36e"/>
    </style:style>
    <style:style style:name="P13" style:family="paragraph" style:parent-style-name="Table_20_Contents">
      <style:paragraph-properties fo:line-height="100%"/>
      <style:text-properties fo:color="#027b06" officeooo:rsid="0025f90c" officeooo:paragraph-rsid="0025f90c"/>
    </style:style>
    <style:style style:name="P14" style:family="paragraph" style:parent-style-name="Table_20_Contents">
      <style:paragraph-properties fo:line-height="100%"/>
      <style:text-properties fo:color="#027b06" fo:font-size="11pt" officeooo:rsid="0026e6a8" officeooo:paragraph-rsid="0026e6a8" style:font-size-asian="11pt" style:font-size-complex="11pt"/>
    </style:style>
    <style:style style:name="P15" style:family="paragraph" style:parent-style-name="Table_20_Contents">
      <style:paragraph-properties fo:line-height="100%"/>
      <style:text-properties fo:color="#027b06" officeooo:rsid="002704b1" officeooo:paragraph-rsid="002704b1"/>
    </style:style>
    <style:style style:name="P16" style:family="paragraph" style:parent-style-name="Table_20_Contents">
      <style:paragraph-properties fo:line-height="100%"/>
      <style:text-properties fo:color="#027b06" officeooo:rsid="00271344" officeooo:paragraph-rsid="00271344"/>
    </style:style>
    <style:style style:name="P17" style:family="paragraph" style:parent-style-name="Table_20_Contents">
      <style:paragraph-properties fo:line-height="100%"/>
      <style:text-properties fo:color="#027b06" officeooo:rsid="0028d890" officeooo:paragraph-rsid="0028d890"/>
    </style:style>
    <style:style style:name="P18" style:family="paragraph" style:parent-style-name="Table_20_Contents">
      <style:paragraph-properties fo:line-height="100%"/>
      <style:text-properties fo:color="#027b06"/>
    </style:style>
    <style:style style:name="P19" style:family="paragraph" style:parent-style-name="Table_20_Contents">
      <style:paragraph-properties fo:line-height="100%"/>
      <style:text-properties fo:color="#027b06" fo:background-color="transparent"/>
    </style:style>
    <style:style style:name="P20" style:family="paragraph" style:parent-style-name="Table_20_Contents">
      <style:paragraph-properties fo:line-height="100%"/>
      <style:text-properties fo:color="#027b06" officeooo:rsid="00204c5e" officeooo:paragraph-rsid="00204c5e" fo:background-color="transparent"/>
    </style:style>
    <style:style style:name="P21" style:family="paragraph" style:parent-style-name="Table_20_Contents">
      <style:paragraph-properties fo:line-height="100%"/>
      <style:text-properties fo:color="#027b06" officeooo:rsid="00243682" officeooo:paragraph-rsid="003e7c04" fo:background-color="transparent"/>
    </style:style>
    <style:style style:name="P22" style:family="paragraph" style:parent-style-name="Table_20_Contents">
      <style:paragraph-properties fo:line-height="100%"/>
      <style:text-properties fo:color="#027b06" officeooo:rsid="00243682" officeooo:paragraph-rsid="003fdf25" fo:background-color="transparent"/>
    </style:style>
    <style:style style:name="P23" style:family="paragraph" style:parent-style-name="Table_20_Contents">
      <style:paragraph-properties fo:line-height="100%"/>
      <style:text-properties fo:color="#027b06" officeooo:rsid="003fdf25" officeooo:paragraph-rsid="003fdf25" fo:background-color="transparent"/>
    </style:style>
    <style:style style:name="P24" style:family="paragraph" style:parent-style-name="Table_20_Contents">
      <style:paragraph-properties fo:line-height="100%"/>
      <style:text-properties fo:color="#800000" fo:font-size="15pt" style:text-underline-style="solid" style:text-underline-width="auto" style:text-underline-color="font-color" fo:font-weight="bold" officeooo:rsid="001c228d" officeooo:paragraph-rsid="001c228d" style:font-size-asian="15pt" style:font-weight-asian="bold" style:font-size-complex="15pt" style:font-weight-complex="bold"/>
    </style:style>
    <style:style style:name="P25" style:family="paragraph" style:parent-style-name="Table_20_Contents">
      <style:paragraph-properties fo:line-height="100%"/>
      <style:text-properties fo:color="#800000" officeooo:rsid="0023bbbf" officeooo:paragraph-rsid="00243682"/>
    </style:style>
    <style:style style:name="P26" style:family="paragraph" style:parent-style-name="Table_20_Contents">
      <style:paragraph-properties fo:line-height="100%"/>
      <style:text-properties fo:color="#800000" officeooo:rsid="00243682" officeooo:paragraph-rsid="00243682"/>
    </style:style>
    <style:style style:name="P27" style:family="paragraph" style:parent-style-name="Table_20_Contents">
      <style:paragraph-properties fo:line-height="100%"/>
      <style:text-properties fo:color="#800000" officeooo:rsid="001ef36e" officeooo:paragraph-rsid="001ef36e"/>
    </style:style>
    <style:style style:name="P28" style:family="paragraph" style:parent-style-name="Table_20_Contents">
      <style:paragraph-properties fo:line-height="100%"/>
      <style:text-properties fo:color="#800000" officeooo:rsid="002704b1" officeooo:paragraph-rsid="002704b1"/>
    </style:style>
    <style:style style:name="P29" style:family="paragraph" style:parent-style-name="Table_20_Contents">
      <style:paragraph-properties fo:line-height="100%"/>
      <style:text-properties fo:color="#800000" officeooo:rsid="00271344" officeooo:paragraph-rsid="00271344"/>
    </style:style>
    <style:style style:name="P30" style:family="paragraph" style:parent-style-name="Table_20_Contents">
      <style:paragraph-properties fo:line-height="100%"/>
      <style:text-properties fo:color="#800000" officeooo:rsid="00204c5e" officeooo:paragraph-rsid="0023bbbf"/>
    </style:style>
    <style:style style:name="P31" style:family="paragraph" style:parent-style-name="Table_20_Contents">
      <style:paragraph-properties fo:line-height="100%"/>
      <style:text-properties fo:color="#800000" officeooo:rsid="00204c5e" officeooo:paragraph-rsid="00204c5e"/>
    </style:style>
    <style:style style:name="P32" style:family="paragraph" style:parent-style-name="Table_20_Contents">
      <style:paragraph-properties fo:line-height="100%"/>
      <style:text-properties fo:color="#800000" officeooo:rsid="0028d890" officeooo:paragraph-rsid="0028d890"/>
    </style:style>
    <style:style style:name="P33" style:family="paragraph" style:parent-style-name="Table_20_Contents">
      <style:paragraph-properties fo:line-height="100%"/>
      <style:text-properties fo:color="#800000"/>
    </style:style>
    <style:style style:name="P34" style:family="paragraph" style:parent-style-name="Table_20_Contents">
      <style:paragraph-properties fo:line-height="100%"/>
      <style:text-properties fo:color="#800000" officeooo:rsid="00204c5e" officeooo:paragraph-rsid="00204c5e" fo:background-color="transparent"/>
    </style:style>
    <style:style style:name="P35" style:family="paragraph" style:parent-style-name="Table_20_Contents">
      <style:paragraph-properties fo:line-height="100%"/>
      <style:text-properties fo:color="#800000" officeooo:rsid="0023bbbf" officeooo:paragraph-rsid="0023bbbf" fo:background-color="transparent"/>
    </style:style>
    <style:style style:name="P36" style:family="paragraph" style:parent-style-name="Table_20_Contents">
      <style:paragraph-properties fo:line-height="100%"/>
      <style:text-properties fo:color="#800000" officeooo:rsid="0025f90c" officeooo:paragraph-rsid="0025f90c" fo:background-color="transparent"/>
    </style:style>
    <style:style style:name="P37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1c228d" officeooo:paragraph-rsid="001c228d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204c5e" officeooo:paragraph-rsid="00204c5e" style:font-size-asian="12.25pt" style:font-weight-asian="normal" style:font-size-complex="14pt" style:font-weight-complex="normal"/>
    </style:style>
    <style:style style:name="P39" style:family="paragraph" style:parent-style-name="Table_20_Contents">
      <style:paragraph-properties fo:line-height="100%"/>
      <style:text-properties fo:color="#778ff9" fo:font-size="14pt" style:text-underline-style="solid" style:text-underline-width="auto" style:text-underline-color="font-color" fo:font-weight="normal" officeooo:rsid="00204c5e" officeooo:paragraph-rsid="0023bbbf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00%"/>
      <style:text-properties fo:color="#09720e" style:font-name="Liberation Serif1" fo:font-weight="normal" officeooo:rsid="001bd04b" officeooo:paragraph-rsid="0026e6a8" fo:background-color="transparent" style:font-weight-asian="normal" style:font-weight-complex="normal"/>
    </style:style>
    <style:style style:name="P41" style:family="paragraph" style:parent-style-name="Standard">
      <style:paragraph-properties fo:line-height="100%"/>
      <style:text-properties fo:color="#09720e" style:font-name="Liberation Serif1" fo:font-weight="normal" officeooo:rsid="001bd04b" officeooo:paragraph-rsid="0041b199" fo:background-color="transparent" style:font-weight-asian="normal" style:font-weight-complex="normal"/>
    </style:style>
    <style:style style:name="P42" style:family="paragraph" style:parent-style-name="Standard">
      <style:text-properties officeooo:rsid="00319499" officeooo:paragraph-rsid="0023bbbf"/>
    </style:style>
    <style:style style:name="P43" style:family="paragraph" style:parent-style-name="Standard">
      <style:text-properties fo:background-color="transparent"/>
    </style:style>
    <style:style style:name="P44" style:family="paragraph" style:parent-style-name="Standard">
      <style:paragraph-properties fo:line-height="100%"/>
      <style:text-properties fo:color="#000000" style:font-name="Liberation Serif1" fo:font-size="12pt" fo:font-weight="bold" officeooo:rsid="001f2bf3" officeooo:paragraph-rsid="00271344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00%"/>
      <style:text-properties fo:color="#000000" style:font-name="Liberation Serif1" fo:font-size="12pt" fo:font-weight="normal" officeooo:rsid="004449f5" officeooo:paragraph-rsid="004449f5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27b06" style:font-name="Liberation Serif1" fo:font-weight="bold" officeooo:rsid="001bd04b" officeooo:paragraph-rsid="0026e6a8" fo:background-color="transparent" style:font-weight-asian="bold" style:font-weight-complex="bold"/>
    </style:style>
    <style:style style:name="P47" style:family="paragraph" style:parent-style-name="Standard">
      <style:paragraph-properties fo:line-height="100%"/>
      <style:text-properties fo:color="#027b06" style:font-name="Liberation Serif1" fo:font-weight="normal" officeooo:rsid="001bd04b" officeooo:paragraph-rsid="0026e6a8" fo:background-color="transparent" style:font-weight-asian="normal" style:font-weight-complex="normal"/>
    </style:style>
    <style:style style:name="P48" style:family="paragraph" style:parent-style-name="Standard">
      <style:text-properties fo:color="#7574fe" officeooo:rsid="0041b199" officeooo:paragraph-rsid="0041b199"/>
    </style:style>
    <style:style style:name="P49" style:family="paragraph" style:parent-style-name="Table_20_Contents">
      <style:paragraph-properties fo:line-height="100%"/>
      <style:text-properties fo:color="#027b06" officeooo:rsid="001dbf3f" officeooo:paragraph-rsid="003e7c04" fo:background-color="transparent"/>
    </style:style>
    <style:style style:name="P50" style:family="paragraph" style:parent-style-name="Table_20_Contents">
      <style:paragraph-properties fo:line-height="100%"/>
      <style:text-properties fo:color="#027b06" officeooo:rsid="00243682" officeooo:paragraph-rsid="00243682" fo:background-color="transparent"/>
    </style:style>
    <style:style style:name="P51" style:family="paragraph" style:parent-style-name="Table_20_Contents">
      <style:paragraph-properties fo:line-height="100%"/>
      <style:text-properties fo:color="#027b06" officeooo:rsid="00243682" officeooo:paragraph-rsid="0041b199" fo:background-color="transparent"/>
    </style:style>
    <style:style style:name="P52" style:family="paragraph" style:parent-style-name="Table_20_Contents">
      <style:paragraph-properties fo:line-height="100%"/>
      <style:text-properties fo:color="#027b06" officeooo:rsid="002704b1" officeooo:paragraph-rsid="002704b1" fo:background-color="transparent"/>
    </style:style>
    <style:style style:name="P53" style:family="paragraph" style:parent-style-name="Table_20_Contents">
      <style:paragraph-properties fo:line-height="100%"/>
      <style:text-properties fo:color="#027b06" officeooo:rsid="00432dee" officeooo:paragraph-rsid="00432dee" fo:background-color="transparent"/>
    </style:style>
    <style:style style:name="P54" style:family="paragraph" style:parent-style-name="Table_20_Contents">
      <style:paragraph-properties fo:line-height="100%"/>
      <style:text-properties fo:color="#027b06" officeooo:rsid="00204c5e" officeooo:paragraph-rsid="0023bbbf" fo:background-color="transparent"/>
    </style:style>
    <style:style style:name="P55" style:family="paragraph" style:parent-style-name="Table_20_Contents">
      <style:paragraph-properties fo:line-height="100%"/>
      <style:text-properties fo:color="#027b06" officeooo:rsid="00271344" officeooo:paragraph-rsid="00271344" fo:background-color="transparent"/>
    </style:style>
    <style:style style:name="P56" style:family="paragraph" style:parent-style-name="Table_20_Contents">
      <style:paragraph-properties fo:line-height="100%"/>
      <style:text-properties fo:color="#027b06" style:text-line-through-style="none" style:text-line-through-type="none" officeooo:rsid="0038a7e9" officeooo:paragraph-rsid="0038a7e9" fo:background-color="transparent"/>
    </style:style>
    <style:style style:name="P57" style:family="paragraph" style:parent-style-name="Table_20_Contents">
      <style:paragraph-properties fo:line-height="100%"/>
      <style:text-properties fo:color="#027b06" officeooo:rsid="0041b199" officeooo:paragraph-rsid="0041b199"/>
    </style:style>
    <style:style style:name="P58" style:family="paragraph" style:parent-style-name="Table_20_Contents">
      <style:paragraph-properties fo:line-height="100%"/>
      <style:text-properties fo:color="#800000" officeooo:rsid="001dbf3f" officeooo:paragraph-rsid="001dbf3f"/>
    </style:style>
    <style:style style:name="P59" style:family="paragraph" style:parent-style-name="Table_20_Contents">
      <style:paragraph-properties fo:line-height="100%"/>
      <style:text-properties fo:color="#000000" fo:font-size="12pt" fo:font-weight="bold" officeooo:rsid="0023bbbf" officeooo:paragraph-rsid="0023bbbf" fo:background-color="transparent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00%"/>
      <style:text-properties fo:color="#000000" fo:font-size="12pt" fo:font-weight="bold" officeooo:rsid="00262ec4" officeooo:paragraph-rsid="00262ec4" fo:background-color="transparent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00%"/>
      <style:text-properties fo:color="#000000" fo:font-size="12pt" fo:font-weight="bold" officeooo:rsid="00204c5e" officeooo:paragraph-rsid="0021f418" fo:background-color="transparent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line-height="100%" fo:text-align="start" style:justify-single-word="false"/>
      <style:text-properties fo:color="#000000" fo:font-size="12pt" fo:font-weight="bold" officeooo:rsid="00204c5e" officeooo:paragraph-rsid="002db7a9" fo:background-color="transparent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line-height="100%"/>
      <style:text-properties fo:color="#000000" fo:font-size="12pt" fo:font-weight="bold" officeooo:rsid="00204c5e" officeooo:paragraph-rsid="0023bbbf" fo:background-color="transparent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line-height="100%"/>
      <style:text-properties fo:color="#000000" fo:font-size="12pt" fo:font-weight="bold" officeooo:rsid="00204c5e" officeooo:paragraph-rsid="0021f418" fo:background-color="transparent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line-height="100%"/>
      <style:text-properties fo:color="#000000" fo:font-size="12pt" fo:font-weight="bold" officeooo:rsid="002704b1" officeooo:paragraph-rsid="002704b1" fo:background-color="transparent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line-height="100%"/>
      <style:text-properties fo:color="#000000" fo:font-size="12pt" fo:font-weight="bold" officeooo:rsid="001dbf3f" officeooo:paragraph-rsid="001dbf3f" fo:background-color="transparent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line-height="100%"/>
      <style:text-properties fo:color="#000000" fo:font-size="12pt" fo:font-weight="bold" officeooo:rsid="0023bbbf" officeooo:paragraph-rsid="0023bbbf" fo:background-color="#b4ffb4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line-height="100%"/>
      <style:text-properties fo:color="#000000" fo:font-size="12pt" fo:font-weight="bold" officeooo:rsid="001ef36e" officeooo:paragraph-rsid="001ef36e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line-height="100%"/>
      <style:text-properties fo:color="#000000" fo:font-size="12pt" fo:font-weight="normal" officeooo:rsid="00432dee" officeooo:paragraph-rsid="00432dee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00%"/>
      <style:text-properties fo:color="#000000" fo:font-size="12pt" fo:font-weight="normal" officeooo:rsid="00432dee" officeooo:paragraph-rsid="00432dee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line-height="100%"/>
      <style:text-properties fo:color="#000000" fo:font-size="12pt" fo:font-weight="normal" officeooo:rsid="004449f5" officeooo:paragraph-rsid="004449f5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line-height="100%"/>
      <style:text-properties fo:color="#000000" fo:font-size="12pt" fo:font-weight="normal" officeooo:rsid="00432dee" officeooo:paragraph-rsid="00432dee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100%"/>
      <style:text-properties fo:color="#000000" fo:font-size="11pt" fo:font-weight="normal" officeooo:rsid="002704b1" officeooo:paragraph-rsid="002db7a9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paragraph-properties fo:line-height="100%"/>
      <style:text-properties fo:color="#000000" officeooo:rsid="003fdf25" officeooo:paragraph-rsid="003fdf25"/>
    </style:style>
    <style:style style:name="P75" style:family="paragraph" style:parent-style-name="Table_20_Contents">
      <style:paragraph-properties fo:line-height="100%"/>
      <style:text-properties fo:color="#000000" officeooo:rsid="00432dee" officeooo:paragraph-rsid="00432dee"/>
    </style:style>
    <style:style style:name="T1" style:family="text">
      <style:text-properties officeooo:rsid="001dbf3f"/>
    </style:style>
    <style:style style:name="T2" style:family="text">
      <style:text-properties officeooo:rsid="001dbf3f" fo:background-color="#ffffff"/>
    </style:style>
    <style:style style:name="T3" style:family="text">
      <style:text-properties officeooo:rsid="001ef36e"/>
    </style:style>
    <style:style style:name="T4" style:family="text">
      <style:text-properties officeooo:rsid="0020c466"/>
    </style:style>
    <style:style style:name="T5" style:family="text">
      <style:text-properties officeooo:rsid="0023bbb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5f90c"/>
    </style:style>
    <style:style style:name="T8" style:family="text">
      <style:text-properties fo:color="#09720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449f5" style:font-weight-asian="normal" style:font-weight-complex="normal"/>
    </style:style>
    <style:style style:name="T11" style:family="text">
      <style:text-properties officeooo:rsid="002704b1"/>
    </style:style>
    <style:style style:name="T12" style:family="text">
      <style:text-properties officeooo:rsid="002704b1" fo:background-color="#ffffff"/>
    </style:style>
    <style:style style:name="T13" style:family="text">
      <style:text-properties officeooo:rsid="00319499"/>
    </style:style>
    <style:style style:name="T14" style:family="text">
      <style:text-properties officeooo:rsid="003390e5"/>
    </style:style>
    <style:style style:name="T15" style:family="text">
      <style:text-properties officeooo:rsid="0035e111"/>
    </style:style>
    <style:style style:name="T16" style:family="text">
      <style:text-properties officeooo:rsid="0035e111" fo:background-color="#f49292" loext:char-shading-value="0"/>
    </style:style>
    <style:style style:name="T17" style:family="text">
      <style:text-properties officeooo:rsid="0035e111" fo:background-color="#b4ffb4" loext:char-shading-value="0"/>
    </style:style>
    <style:style style:name="T18" style:family="text">
      <style:text-properties officeooo:rsid="001dbf3f" fo:background-color="#b4ffb4" loext:char-shading-value="0"/>
    </style:style>
    <style:style style:name="T19" style:family="text">
      <style:text-properties officeooo:rsid="003e7c04"/>
    </style:style>
    <style:style style:name="T20" style:family="text">
      <style:text-properties officeooo:rsid="003fdf25"/>
    </style:style>
    <style:style style:name="T21" style:family="text">
      <style:text-properties officeooo:rsid="0041b199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4" style:family="text">
      <style:text-properties officeooo:rsid="00432dee"/>
    </style:style>
    <style:style style:name="T25" style:family="text">
      <style:text-properties officeooo:rsid="002a37a8"/>
    </style:style>
    <style:style style:name="T2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7" style:family="text">
      <style:text-properties officeooo:rsid="004449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OS:</text:p>
          </table:table-cell>
          <table:covered-table-cell/>
          <table:table-cell table:style-name="Table1.A1" table:number-columns-spanned="2" office:value-type="string">
            <text:p text:style-name="P10">Vorteile:</text:p>
          </table:table-cell>
          <table:covered-table-cell/>
          <table:table-cell table:style-name="Table1.E1" table:number-columns-spanned="2" office:value-type="string">
            <text:p text:style-name="P24">Nachteile: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37">Linux-Basi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7">Ras<text:span text:style-name="T3">p</text:span>bi<text:span text:style-name="T1">an </text:span><text:span text:style-name="T2">{von Entwicklern empfohlen( Standard-OS)} </text:span></text:p>
            <text:p text:style-name="P66"/>
            <text:p text:style-name="P66">Basis: <text:span text:style-name="T9">Debia</text:span><text:span text:style-name="T10">n</text:span></text:p>
          </table:table-cell>
          <table:covered-table-cell/>
          <table:table-cell table:style-name="Table1.A3" table:number-columns-spanned="2" office:value-type="string">
            <text:p text:style-name="P49">-<text:span text:style-name="T14">GUI</text:span></text:p>
            <text:p text:style-name="P11">-Software enthalten: Python, <text:s text:c="4"/>Scra<text:span text:style-name="T5">t</text:span>ch, Java, SonicPi, <text:s/>LibreOffice</text:p>
          </table:table-cell>
          <table:covered-table-cell/>
          <table:table-cell table:style-name="Table1.A2" table:number-columns-spanned="2" office:value-type="string">
            <text:p text:style-name="P53">-keine</text:p>
          </table:table-cell>
          <table:covered-table-cell/>
        </table:table-row>
        <table:table-row>
          <table:table-cell table:style-name="Table1.A4" table:number-rows-spanned="2" table:number-columns-spanned="2" office:value-type="string">
            <text:p text:style-name="P59">Raspbia<text:span text:style-name="T25">n</text:span> Lite</text:p>
            <text:p text:style-name="P69">Update mit Raspbian</text:p>
          </table:table-cell>
          <table:covered-table-cell/>
          <table:table-cell table:style-name="Table1.A4" table:number-rows-spanned="2" table:number-columns-spanned="2" office:value-type="string">
            <text:p text:style-name="P51">-<text:span text:style-name="T24">ressourcensparend</text:span></text:p>
            <text:p text:style-name="P50"><text:span text:style-name="T13">-</text:span>bessere Bootzeiten</text:p>
          </table:table-cell>
          <table:covered-table-cell/>
          <table:table-cell table:style-name="Table1.E4" table:number-columns-spanned="2" office:value-type="string">
            <text:p text:style-name="P35">-kein<text:span text:style-name="T14"> GUI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4" table:number-rows-spanned="2" table:number-columns-spanned="2" office:value-type="string">
            <text:p text:style-name="P25">-keine Einsteigerprogramme</text:p>
            <text:p text:style-name="P26">-keine Java-Pakete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59">DietPi</text:p>
            <text:p text:style-name="P67"/>
            <text:p text:style-name="P70">Community → Updates</text:p>
          </table:table-cell>
          <table:covered-table-cell/>
          <table:table-cell table:style-name="Table1.A4" table:number-columns-spanned="2" office:value-type="string">
            <text:p text:style-name="P50">-<text:span text:style-name="T14">GUI</text:span></text:p>
            <text:p text:style-name="P50">-leichtgewichtiger → Performanter als <text:span text:style-name="T6">Raspbian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5">Pidora</text:p>
            <text:p text:style-name="P5">Basis: Fedora</text:p>
          </table:table-cell>
          <table:covered-table-cell/>
          <table:table-cell table:style-name="Table1.A3" table:number-columns-spanned="2" office:value-type="string">
            <text:p text:style-name="P21">-<text:span text:style-name="T14">GUI</text:span></text:p>
            <text:p text:style-name="P12"><text:span text:style-name="T19">-</text:span>Aehnlich Raspbian</text:p>
          </table:table-cell>
          <table:covered-table-cell/>
          <table:table-cell table:style-name="Table1.A2" table:number-columns-spanned="2" office:value-type="string">
            <text:p text:style-name="P58"><text:span text:style-name="T22">-ressourcenlastig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68"><text:span text:style-name="T22">Ubuntu MATE</text:span>{empfohlenes Alternatives OS}</text:p>
            <text:p text:style-name="P72">Updates bis mind. 04.19</text:p>
          </table:table-cell>
          <table:covered-table-cell/>
          <table:table-cell table:style-name="Table1.A4" table:number-columns-spanned="2" office:value-type="string">
            <text:p text:style-name="P22">-<text:span text:style-name="T14">GUI</text:span></text:p>
            <text:p text:style-name="P12">-Standard-Apps: Texteditor, Dateimanager, Terminal, etc.</text:p>
          </table:table-cell>
          <table:covered-table-cell/>
          <table:table-cell table:style-name="Table1.E4" table:number-columns-spanned="2" office:value-type="string">
            <text:p text:style-name="P27"><text:span text:style-name="T7">-m</text:span>anche SD-Karten verursachen Fehler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6">Snappy Ubuntu Core</text:p>
          </table:table-cell>
          <table:covered-table-cell/>
          <table:table-cell table:style-name="Table1.A4" table:number-columns-spanned="2" office:value-type="string">
            <text:p text:style-name="P13">-auf Cloud-Computing&amp; IoT-Anwendungen ausgelegt</text:p>
            <text:p text:style-name="P13">-einfache Befehle</text:p>
          </table:table-cell>
          <table:covered-table-cell/>
          <table:table-cell table:style-name="Table1.E4" table:number-columns-spanned="2" office:value-type="string">
            <text:p text:style-name="P36">-<text:span text:style-name="T20">kein GUI →Terminalsteuerung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0">Arch Linux</text:p>
            <text:p text:style-name="P60"/>
            <text:p text:style-name="P60"/>
            <text:p text:style-name="P60"/>
            <text:p text:style-name="P60"/>
            <text:p text:style-name="P60"/>
            <text:p text:style-name="P70">Community-Updates</text:p>
          </table:table-cell>
          <table:covered-table-cell/>
          <table:table-cell table:style-name="Table1.A3" table:number-columns-spanned="2" office:value-type="string">
            <text:p text:style-name="P40">-ressourcensparend</text:p>
            <text:p text:style-name="P41">-laesst sich auf die benoetigten</text:p>
            <text:p text:style-name="P41"><text:s text:c="2"/>Funktionen <text:span text:style-name="T21">reduzieren</text:span></text:p>
            <text:p text:style-name="P41">→mehr Rechenleistung/ Speicher</text:p>
            <text:p text:style-name="P46"><text:span text:style-name="T8">-strak individualisierbar</text:span><text:span text:style-name="T9"> → </text:span></text:p>
            <text:p text:style-name="P47"><text:s text:c="3"/>beliebt bei Bastlern</text:p>
          </table:table-cell>
          <table:covered-table-cell/>
          <table:table-cell table:style-name="Table1.A2" table:number-columns-spanned="2" office:value-type="string">
            <text:p text:style-name="P2">-kein GUI <text:span text:style-name="T20">→Terminalsteuerung</text:span></text:p>
            <text:p text:style-name="P2"/>
            <text:p text:style-name="P1">→nur mit umfassendem Linux- Wissen zu nutzen</text:p>
            <text:p text:style-name="P1">→alles von Hand einrichten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38">RasPi als Multimediacente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4">OpenELEC</text:p>
            <text:p text:style-name="P64"/>
          </table:table-cell>
          <table:table-cell table:style-name="Table1.A3" table:number-rows-spanned="2" office:value-type="string">
            <text:p text:style-name="P73">-auf Kodi( XBMC= Xbox Media Center) basierend</text:p>
          </table:table-cell>
          <table:table-cell table:style-name="Table1.A3" table:number-rows-spanned="3" office:value-type="string">
            <text:p text:style-name="P14">-sehr</text:p>
            <text:p text:style-name="P14"><text:s text:c="2"/>Spezialisiert</text:p>
            <text:p text:style-name="P14">-ohne grosse Entwickler-/ <text:s text:c="3"/>Programmierfaehigkeiten</text:p>
          </table:table-cell>
          <table:table-cell table:style-name="Table1.A3" office:value-type="string">
            <text:p text:style-name="P52">-optimierte Leistung</text:p>
            <text:p text:style-name="P52">-gute Video performance</text:p>
          </table:table-cell>
          <table:table-cell table:style-name="Table1.A3" office:value-type="string">
            <text:p text:style-name="P28">-<text:span text:style-name="T27">Erweiterungen nur durch Plugins</text:span></text:p>
          </table:table-cell>
          <table:table-cell table:style-name="Table1.A2" table:number-rows-spanned="3" office:value-type="string">
            <text:p text:style-name="P74">Mediacenter-GUI/ <text:span text:style-name="T21">kein Desktop</text:span></text:p>
            <text:p text:style-name="P74"/>
            <text:p text:style-name="P74"/>
            <text:p text:style-name="P74"/>
            <text:p text:style-name="P74"/>
            <text:p text:style-name="P74"/>
            <text:p text:style-name="P75">Updates durch Commuunity und Entwickler</text:p>
          </table:table-cell>
        </table:table-row>
        <table:table-row>
          <table:table-cell table:style-name="Table1.A3" office:value-type="string">
            <text:p text:style-name="P62">LibreELEC</text:p>
          </table:table-cell>
          <table:covered-table-cell/>
          <table:covered-table-cell/>
          <table:table-cell table:style-name="Table1.A3" office:value-type="string">
            <text:p text:style-name="P56"><text:span text:style-name="T21">-auf </text:span>leichtgewicht<text:span text:style-name="T21">igkeit ausgelegt</text:span></text:p>
          </table:table-cell>
          <table:table-cell table:style-name="Table1.A3" office:value-type="string">
            <text:p text:style-name="P3"/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3">OSMC</text:p>
          </table:table-cell>
          <table:covered-table-cell/>
          <table:covered-table-cell/>
          <table:table-cell table:style-name="Table1.A3" office:value-type="string">
            <text:p text:style-name="P54"><text:span text:style-name="T12">-hohe Konfigurier- &amp; Erweiterbarkeit</text:span></text:p>
          </table:table-cell>
          <table:table-cell table:style-name="Table1.A3" office:value-type="string">
            <text:p text:style-name="P33"/>
          </table:table-cell>
          <table:covered-table-cell/>
        </table:table-row>
        <table:table-row>
          <table:table-cell table:style-name="Table1.A2" table:number-columns-spanned="6" office:value-type="string">
            <text:p text:style-name="P39">RasPi als Konsol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1">RetroPi</text:p>
          </table:table-cell>
          <table:table-cell table:style-name="Table1.A3" table:number-rows-spanned="3" office:value-type="string">
            <text:p text:style-name="P8">Emulator fuer alte Konsolenspiele</text:p>
          </table:table-cell>
          <table:table-cell table:style-name="Table1.A3" table:number-columns-spanned="2" office:value-type="string">
            <text:p text:style-name="P15">-leichte Anwendbarkeit</text:p>
          </table:table-cell>
          <table:covered-table-cell/>
          <table:table-cell table:style-name="Table1.A2" table:number-columns-spanned="2" office:value-type="string">
            <text:p text:style-name="P28">-Performancelastig</text:p>
          </table:table-cell>
          <table:covered-table-cell/>
        </table:table-row>
        <table:table-row>
          <table:table-cell table:style-name="Table1.A3" office:value-type="string">
            <text:p text:style-name="P65">Recal Box</text:p>
          </table:table-cell>
          <table:covered-table-cell/>
          <table:table-cell table:style-name="Table1.A3" table:number-columns-spanned="2" office:value-type="string">
            <text:p text:style-name="P55">-grosse Variation</text:p>
          </table:table-cell>
          <table:covered-table-cell/>
          <table:table-cell table:style-name="Table1.A2" table:number-columns-spanned="2" office:value-type="string">
            <text:p text:style-name="P29">-umstaendlichere Handhabung</text:p>
          </table:table-cell>
          <table:covered-table-cell/>
        </table:table-row>
        <table:table-row>
          <table:table-cell table:style-name="Table1.A3" office:value-type="string">
            <text:p text:style-name="P65">Lakka</text:p>
          </table:table-cell>
          <table:covered-table-cell/>
          <table:table-cell table:style-name="Table1.A3" table:number-columns-spanned="2" office:value-type="string">
            <text:p text:style-name="P16">-hoehere Stabilitaet</text:p>
          </table:table-cell>
          <table:covered-table-cell/>
          <table:table-cell table:style-name="Table1.A2" table:number-columns-spanned="2" office:value-type="string">
            <text:p text:style-name="P29">-weinger Vielseitig</text:p>
          </table:table-cell>
          <table:covered-table-cell/>
        </table:table-row>
        <table:table-row>
          <table:table-cell table:style-name="Table1.A3" table:number-columns-spanned="3" office:value-type="string">
            <text:p text:style-name="P70">GUI: Spielekonsole / kein Desktop</text:p>
          </table:table-cell>
          <table:covered-table-cell/>
          <table:covered-table-cell/>
          <table:table-cell table:style-name="Table1.A2" table:number-columns-spanned="3" office:value-type="string">
            <text:p text:style-name="P69">Community-Updates</text:p>
          </table:table-cell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38">Andere OS: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3" table:number-columns-spanned="2" office:value-type="string">
            <text:p text:style-name="P63">RISC OS</text:p>
            <text:p text:style-name="P63"/>
            <text:p text:style-name="P71">Updates</text:p>
          </table:table-cell>
          <table:covered-table-cell/>
          <table:table-cell table:style-name="Table1.A3" table:number-columns-spanned="2" office:value-type="string">
            <text:p text:style-name="P23">-GUI</text:p>
            <text:p text:style-name="P16"><text:span text:style-name="T22">-</text:span>auf kooperatives Multitasking ausgelegt</text:p>
          </table:table-cell>
          <table:covered-table-cell/>
          <table:table-cell table:style-name="Table1.A2" table:number-columns-spanned="2" office:value-type="string">
            <text:p text:style-name="P30">Leicht veraltet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44">OctoPi</text:p>
            <text:p text:style-name="P45">Community-Updates</text:p>
          </table:table-cell>
          <table:covered-table-cell/>
          <table:table-cell table:style-name="Table1.A3" table:number-columns-spanned="2" office:value-type="string">
            <text:p text:style-name="P57">-GUI/ kein Desktop</text:p>
            <text:p text:style-name="P17">-fuer 3D-Drucker</text:p>
          </table:table-cell>
          <table:covered-table-cell/>
          <table:table-cell table:style-name="Table1.A2" table:number-columns-spanned="2" office:value-type="string">
            <text:p text:style-name="P32">-kaum andere Nutung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4">Android</text:p>
          </table:table-cell>
          <table:covered-table-cell/>
          <table:table-cell table:style-name="Table1.A3" table:number-columns-spanned="2" office:value-type="string">
            <text:p text:style-name="P18"/>
          </table:table-cell>
          <table:covered-table-cell/>
          <table:table-cell table:style-name="Table1.A2" table:number-columns-spanned="2" office:value-type="string">
            <text:p text:style-name="P31">Kaum Entwickelt</text:p>
            <text:p text:style-name="P31">unfluessig, fehlerhaft</text:p>
            <text:p text:style-name="P31">viele Einschraenkungen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4">Windows 10 IoT Core</text:p>
          </table:table-cell>
          <table:covered-table-cell/>
          <table:table-cell table:style-name="Table1.A3" table:number-columns-spanned="2" office:value-type="string">
            <text:p text:style-name="P19"/>
          </table:table-cell>
          <table:covered-table-cell/>
          <table:table-cell table:style-name="Table1.A2" table:number-columns-spanned="2" office:value-type="string">
            <text:p text:style-name="P34">Windoof 10</text:p>
          </table:table-cell>
          <table:covered-table-cell/>
        </table:table-row>
        <table:table-row>
          <table:table-cell table:style-name="Table1.A25" table:number-columns-spanned="2" office:value-type="string">
            <text:p text:style-name="P4">NOOBS</text:p>
            <text:p text:style-name="P4">(New Out Of Box <text:span text:style-name="T4">Software</text:span>)</text:p>
          </table:table-cell>
          <table:covered-table-cell/>
          <table:table-cell table:style-name="Table1.C25" table:number-columns-spanned="4" office:value-type="string">
            <text:p text:style-name="P20">Installationshilfe fuer andere OS</text:p>
          </table:table-cell>
          <table:covered-table-cell/>
          <table:covered-table-cell/>
          <table:covered-table-cell/>
        </table:table-row>
      </table:table>
      <text:p text:style-name="P42"/>
      <text:p text:style-name="P48"><text:span text:style-name="T26">Performance:</text:span><text:span text:style-name="T23"> Raspberry Pi Model b+ : 1080p30; 1GB 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1:11:38.259223020</meta:creation-date>
    <dc:date>2018-10-08T10:53:22.689845126</dc:date>
    <meta:editing-duration>PT59M4S</meta:editing-duration>
    <meta:editing-cycles>12</meta:editing-cycles>
    <meta:generator>LibreOffice/5.2.7.2$Linux_ARM_EABI LibreOffice_project/20m0$Build-2</meta:generator>
    <meta:document-statistic meta:table-count="1" meta:image-count="0" meta:object-count="0" meta:page-count="2" meta:paragraph-count="94" meta:word-count="240" meta:character-count="1973" meta:non-whitespace-character-count="1810"/>
  </office:meta>
</office:document-meta>
</file>